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Menlo" svg:font-family="Menlo, Monaco, 'Courier New', monospace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T1" style:family="text">
      <style:text-properties fo:color="#9cdcfe"/>
    </style:style>
    <style:style style:name="T2" style:family="text">
      <style:text-properties fo:color="#9cdcfe" style:font-name="Menlo" fo:font-size="7.65000009536743pt" fo:font-weight="normal" fo:background-color="#1e1e1e"/>
    </style:style>
    <style:style style:name="T3" style:family="text">
      <style:text-properties fo:color="#d4d4d4" style:font-name="Menlo" fo:font-size="7.65000009536743pt" fo:font-weight="normal" fo:background-color="#1e1e1e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ce9178" style:font-name="Menlo" fo:font-size="7.65000009536743pt" fo:font-weight="normal" fo:background-color="#1e1e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-start text:name="__RefHeading__3418_1695286129"/>Coper - Javascript<text:bookmark-end text:name="__RefHeading__3418_1695286129"/></text:h>
      <text:h text:style-name="Heading_20_3" text:outline-level="3">Base</text:h>
      <text:p text:style-name="Code_20_New">&lt;canvas id="canvas_element" width="320" height="240" </text:p>
      <text:p text:style-name="Code_20_New">style="width: 640px; height: 480px;"&gt;&lt;/canvas&gt;</text:p>
      <text:p text:style-name="Code_20_New">&lt;script&gt;</text:p>
      <text:p text:style-name="Code_20_New"><text:s text:c="4"/>var canvas <text:s/>= document.getElementById('canvas_element');</text:p>
      <text:p text:style-name="Code_20_New"><text:s text:c="4"/>var context = canvas.getContext('2d');</text:p>
      <text:p text:style-name="Code_20_New"/>
      <text:p text:style-name="Code_20_New"><text:s text:c="4"/>var interval_id;</text:p>
      <text:p text:style-name="Code_20_New"><text:s text:c="4"/>function start() {interval_id = setInterval(timerEvent, 1000/60);}</text:p>
      <text:p text:style-name="Code_20_New"><text:s text:c="4"/>function pause() {clearInterval(interval_id);}</text:p>
      <text:p text:style-name="Code_20_New"/>
      <text:p text:style-name="Code_20_New"><text:s text:c="4"/>var keys = {</text:p>
      <text:p text:style-name="Code_20_New"><text:s text:c="8"/>27: 'ESCAPE', </text:p>
      <text:p text:style-name="Code_20_New"><text:s text:c="8"/>32: 'SPACE'</text:p>
      <text:p text:style-name="Code_20_New"><text:s text:c="4"/>};</text:p>
      <text:p text:style-name="Code_20_New"><text:s text:c="4"/>var keys_pressed = {};</text:p>
      <text:p text:style-name="Code_20_New"><text:s text:c="4"/>function init_keys() {for (key in keys) {keys_pressed[keys[key]]=false;}}</text:p>
      <text:p text:style-name="Code_20_New"><text:s text:c="4"/>function eventKeyDown(event) {</text:p>
      <text:p text:style-name="Code_20_New"><text:s text:c="8"/>if (event.keyCode in keys) {</text:p>
      <text:p text:style-name="Code_20_New"><text:s text:c="12"/>keys_pressed[keys[event.keyCode]]=true; <text:s/></text:p>
      <text:p text:style-name="Code_20_New"><text:s text:c="12"/>event.preventDefault();</text:p>
      <text:p text:style-name="Code_20_New"><text:s text:c="8"/>}</text:p>
      <text:p text:style-name="Code_20_New"><text:s text:c="4"/>}</text:p>
      <text:p text:style-name="Code_20_New"><text:s text:c="4"/>function eventKeyUp <text:s/>(event) {</text:p>
      <text:p text:style-name="Code_20_New"><text:s text:c="8"/>if (event.keyCode in keys) {</text:p>
      <text:p text:style-name="Code_20_New"><text:s text:c="12"/>keys_pressed[keys[event.keyCode]]=false; </text:p>
      <text:p text:style-name="Code_20_New"><text:s text:c="12"/>event.preventDefault();</text:p>
      <text:p text:style-name="Code_20_New"><text:s text:c="8"/>}</text:p>
      <text:p text:style-name="Code_20_New"><text:s text:c="4"/>}</text:p>
      <text:p text:style-name="Code_20_New"><text:s text:c="4"/>window.addEventListener('keydown', eventKeyDown, true);</text:p>
      <text:p text:style-name="Code_20_New"><text:s text:c="4"/>window.addEventListener('keyup' <text:s/>, eventKeyUp <text:s/>, true);</text:p>
      <text:p text:style-name="Code_20_New"/>
      <text:p text:style-name="Code_20_New"><text:s text:c="4"/>var variables = {</text:p>
      <text:p text:style-name="Code_20_New"><text:s text:c="8"/>"color_background": 'rgba(0,0,0,255)',</text:p>
      <text:p text:style-name="Code_20_New"><text:s text:c="4"/>};</text:p>
      <text:p text:style-name="Code_20_New"/>
      <text:p text:style-name="Code_20_New"/>
      <text:p text:style-name="Code_20_New"><text:s text:c="4"/>function reset() {</text:p>
      <text:p text:style-name="Code_20_New"><text:s text:c="8"/>init_keys();</text:p>
      <text:p text:style-name="Code_20_New"><text:s text:c="4"/>}</text:p>
      <text:p text:style-name="Code_20_New"/>
      <text:p text:style-name="Code_20_New"><text:s text:c="4"/>function timerEvent() {</text:p>
      <text:p text:style-name="Code_20_New"><text:s text:c="8"/>context.fillStyle = variables.color_background;</text:p>
      <text:p text:style-name="Code_20_New"><text:s text:c="8"/>context.fillRect(0, 0, canvas.width, canvas.height);</text:p>
      <text:p text:style-name="Code_20_New"/>
      <text:p text:style-name="Code_20_New"><text:s text:c="8"/>if (keys_pressed.ESCAPE) {pause(); reset();}</text:p>
      <text:p text:style-name="Code_20_New"><text:s text:c="4"/>}</text:p>
      <text:p text:style-name="Code_20_New"/>
      <text:p text:style-name="Code_20_New"><text:s text:c="4"/>reset();</text:p>
      <text:p text:style-name="Code_20_New"><text:s text:c="4"/>start();</text:p>
      <text:p text:style-name="Code_20_New">&lt;/script&gt;</text:p>
      <text:h text:style-name="Heading_20_3" text:outline-level="3"/>
      <text:h text:style-name="P2" text:outline-level="3">Background</text:h>
      <text:p text:style-name="Standard"/>
      <text:p text:style-name="Code"><text:s text:c="8"/>"color_background": 'rgba(0,0,0,255)',</text:p>
      <text:p text:style-name="Code"><text:s text:c="4"/>};</text:p>
      <text:p text:style-name="Code_20_New"><text:s text:c="4"/>variables.background_image = new Image();</text:p>
      <text:p text:style-name="Code_20_New"><text:s text:c="4"/>variables.background_image.src = "images/CopterLevel1.gif";</text:p>
      <text:p text:style-name="Code"/>
      <text:p text:style-name="Code"><text:s text:c="4"/>function reset() {</text:p>
      <text:p text:style-name="Code"><text:s text:c="8"/>init_keys();</text:p>
      <text:p text:style-name="Code_20_New"><text:s text:c="8"/>variables.view_x_pos <text:s text:c="2"/>= <text:s/>0;</text:p>
      <text:p text:style-name="Code"><text:s text:c="4"/>}</text:p>
      <text:p text:style-name="Standard"/>
      <text:p text:style-name="Code"><text:s text:c="8"/>context.fillStyle = variables.color_background;</text:p>
      <text:p text:style-name="Code"><text:s text:c="8"/>context.fillRect(0, 0, canvas.width, canvas.height);</text:p>
      <text:p text:style-name="Code"/>
      <text:p text:style-name="Code_20_New"><text:s text:c="8"/>variables.view_x_pos += 1</text:p>
      <text:p text:style-name="Code_20_New"><text:s text:c="8"/>context.drawImage(variables.background_image, -variables.view_x_pos, 0);</text:p>
      <text:h text:style-name="Heading_20_3" text:outline-level="3">Copter</text:h>
      <text:p text:style-name="Code"><text:s text:c="8"/>"color_background": 'rgba(0,0,0,255)',</text:p>
      <text:p text:style-name="Code"><text:s text:c="4"/>};</text:p>
      <text:p text:style-name="Code_20_New"><text:s text:c="4"/>variables.copter_image = new Image();</text:p>
      <text:p text:style-name="Code_20_New"><text:s text:c="4"/>variables.copter_image.src = "images/ship.gif";</text:p>
      <text:p text:style-name="Code"><text:s text:c="4"/>variables.background_image = new Image();</text:p>
      <text:p text:style-name="Standard"/>
      <text:p text:style-name="Code"><text:s text:c="4"/>function reset() {</text:p>
      <text:p text:style-name="Code"><text:s text:c="8"/>init_keys();</text:p>
      <text:p text:style-name="Code"><text:s text:c="8"/>variables.view_x_pos <text:s text:c="2"/>= <text:s/>0;</text:p>
      <text:p text:style-name="Code_20_New"><text:s text:c="8"/>variables.copter_x_pos = 50;</text:p>
      <text:p text:style-name="Code_20_New"><text:s text:c="8"/>variables.copter_y_pos = canvas.height / 2;</text:p>
      <text:p text:style-name="Code"><text:s text:c="4"/>}</text:p>
      <text:p text:style-name="Standard"/>
      <text:p text:style-name="Code"><text:s text:c="8"/>if (keys_pressed.ESCAPE) {pause(); reset();}</text:p>
      <text:p text:style-name="Code_20_New"><text:s text:c="8"/>if (keys_pressed.SPACE) {variables.copter_y_pos+=-2;}</text:p>
      <text:p text:style-name="Code_20_New"><text:s text:c="8"/>else <text:s text:c="19"/>{variables.copter_y_pos+= 1;}</text:p>
      <text:p text:style-name="Code_20_New"/>
      <text:p text:style-name="Code_20_New"><text:s text:c="8"/>context.drawImage(</text:p>
      <text:p text:style-name="Code_20_New"><text:s text:c="12"/>variables.copter_image, </text:p>
      <text:p text:style-name="Code_20_New"><text:s text:c="12"/>Math.round(variables.copter_x_pos),</text:p>
      <text:p text:style-name="Code_20_New"><text:s text:c="12"/>Math.round(variables.copter_y_pos)</text:p>
      <text:p text:style-name="Code_20_New"><text:s text:c="8"/>);</text:p>
      <text:p text:style-name="Code"><text:s text:c="5"/>}</text:p>
      <text:h text:style-name="Heading_20_3" text:outline-level="3">Collision (Single Point)</text:h>
      <text:p text:style-name="Standard">(If using 'chrome' use 'python -m SimpleHTTPServer 8080' → http://localhost:8080/copter.html)</text:p>
      <text:p text:style-name="Code">&lt;canvas id="canvas_element" width="320" height="240" </text:p>
      <text:p text:style-name="Code">style="width: 640px; height: 480px;"&gt;&lt;/canvas&gt;</text:p>
      <text:p text:style-name="Code_20_New">&lt;canvas id="canvas_colisions" width="320" height="240" style="display: none;"&gt;&lt;/canvas&gt;</text:p>
      <text:p text:style-name="Standard"/>
      <text:p text:style-name="Code_20_New"><text:s text:c="4"/>var colisions_context =document.getElementById('canvas_colisions').getContext('2d');</text:p>
      <text:p text:style-name="Code"><text:s text:c="4"/>var variables = {</text:p>
      <text:p text:style-name="Standard"/>
      <text:p text:style-name="Code"><text:s text:c="8"/>else <text:s text:c="19"/>{variables.copter_y_pos+= 1;}</text:p>
      <text:p text:style-name="Code"/>
      <text:p text:style-name="Code_20_New"><text:s text:c="8"/>colisions_context.fillStyle = variables.color_background;</text:p>
      <text:p text:style-name="Code_20_New"><text:s text:c="8"/>colisions_context.fillRect(0, 0, canvas.width, canvas.height);</text:p>
      <text:p text:style-name="Code_20_New"><text:s text:c="8"/>colisions_context.drawImage(</text:p>
      <text:p text:style-name="Code_20_New"><text:s text:c="12"/>variables.background_image, </text:p>
      <text:p text:style-name="Code_20_New"><text:s text:c="12"/>-variables.view_x_pos, </text:p>
      <text:p text:style-name="Code_20_New"><text:soft-page-break/><text:s text:c="12"/>0</text:p>
      <text:p text:style-name="Code_20_New"><text:s text:c="8"/>);</text:p>
      <text:p text:style-name="Code_20_New"><text:s text:c="8"/>var point = [variables.copter_image.width/2, variables.copter_image.height/2];</text:p>
      <text:p text:style-name="Code_20_New"><text:s text:c="12"/>var pixel = colisions_context.getImageData(</text:p>
      <text:p text:style-name="Code_20_New"><text:s text:c="16"/>variables.copter_x_pos+point[0], </text:p>
      <text:p text:style-name="Code_20_New"><text:s text:c="16"/>variables.copter_y_pos+point[1], </text:p>
      <text:p text:style-name="Code_20_New"><text:s text:c="16"/>1, 1).data;</text:p>
      <text:p text:style-name="Code_20_New"><text:s text:c="12"/>var pixel_color='rgba('+pixel[0]+','+pixel[1]+','+pixel[2]+','+pixel[3]+')';</text:p>
      <text:p text:style-name="Code_20_New"><text:s text:c="12"/>if (pixel_color != variables.color_background) {</text:p>
      <text:p text:style-name="Code_20_New"><text:s text:c="16"/>reset();</text:p>
      <text:p text:style-name="Code_20_New"><text:s text:c="12"/>}</text:p>
      <text:p text:style-name="Code_20_New"/>
      <text:p text:style-name="Code"><text:s text:c="8"/>context.drawImage(</text:p>
      <text:p text:style-name="Code"><text:s text:c="12"/>variables.copter_image,</text:p>
      <text:h text:style-name="Heading_20_3" text:outline-level="3">Collision (Multipoint)</text:h>
      <text:p text:style-name="Code"/>
      <text:p text:style-name="Code"><text:s text:c="4"/>var colisions_context =document.getElementById('canvas_colisions').getContext('2d');</text:p>
      <text:p text:style-name="Code_20_New"><text:s text:c="4"/>var copter_colision_points = [[0,0],[32,9],[17,2],[22,12],[2,12]];</text:p>
      <text:p text:style-name="Standard"/>
      <text:p text:style-name="Code_20_Remove"><text:s text:c="8"/>var point = [variables.copter_image.width/2, variables.copter_image.height/2];</text:p>
      <text:p text:style-name="Code_20_New"><text:s text:c="8"/>for (var i=0 ; i&lt;copter_colision_points.length ; i++) {</text:p>
      <text:p text:style-name="Code_20_New"><text:s text:c="12"/>var point = copter_colision_points[i];</text:p>
      <text:p text:style-name="Code"><text:s text:c="12"/>var pixel = colisions_context.getImageData(</text:p>
      <text:p text:style-name="Standard"/>
      <text:p text:style-name="Code_20_New"><text:s text:c="8"/>}</text:p>
      <text:p text:style-name="Code"/>
      <text:p text:style-name="Code"><text:s text:c="8"/>context.drawImage(</text:p>
      <text:p text:style-name="Code"><text:s text:c="12"/>variables.copter_image,</text:p>
      <text:h text:style-name="Heading_20_3" text:outline-level="3">Level</text:h>
      <text:p text:style-name="Code"><text:s text:c="4"/>var variables = {</text:p>
      <text:p text:style-name="Code_20_New"><text:s text:c="8"/>"color_exit" <text:s text:c="5"/>: 'rgba(255,255,0,255)',</text:p>
      <text:p text:style-name="Code_20_New"><text:s text:c="8"/>"level_number" <text:s text:c="3"/>: 1,</text:p>
      <text:p text:style-name="Standard"/>
      <text:p text:style-name="Code"><text:s text:c="4"/>variables.copter_image = new Image();</text:p>
      <text:p text:style-name="Code"><text:s text:c="4"/>variables.copter_image.src = "images/ship.gif";</text:p>
      <text:p text:style-name="Code_20_Remove"><text:s text:c="4"/>variables.background_image = new Image();</text:p>
      <text:p text:style-name="Code_20_Remove"><text:s text:c="4"/>variables.background_image.src = "images/CopterLevel1.gif";</text:p>
      <text:p text:style-name="Code"/>
      <text:p text:style-name="Code_20_New"><text:s text:c="4"/>function load_level(level_number) {</text:p>
      <text:p text:style-name="Code_20_New"><text:s text:c="8"/>variables.background_image = new Image();</text:p>
      <text:p text:style-name="Code_20_New"><text:s text:c="8"/>variables.background_image.src = "images/CopterLevel"+level_number+".gif";</text:p>
      <text:p text:style-name="Code_20_New"><text:s text:c="4"/>}</text:p>
      <text:p text:style-name="Standard"/>
      <text:p text:style-name="Code_20_New"><text:s text:c="12"/>if (pixel_color == variables.color_exit) {</text:p>
      <text:p text:style-name="Code_20_New"><text:s text:c="16"/>alert("Next Level");</text:p>
      <text:p text:style-name="Code_20_New"><text:s text:c="16"/>load_level(variables.level_number++);</text:p>
      <text:p text:style-name="Code_20_New"><text:s text:c="12"/>}</text:p>
      <text:p text:style-name="Code"><text:s text:c="12"/>if (pixel_color != variables.color_background) {</text:p>
      <text:p text:style-name="Code"><text:s text:c="16"/>reset();</text:p>
      <text:p text:style-name="Standard"/>
      <text:p text:style-name="Code_20_New"><text:s text:c="4"/>load_level(variables.level_number);</text:p>
      <text:p text:style-name="Code"><text:s text:c="4"/>reset();</text:p>
      <text:p text:style-name="Code"><text:s text:c="4"/>start();</text:p>
      <text:h text:style-name="Heading_20_3" text:outline-level="3">Physics</text:h>
      <text:p text:style-name="Code"><text:s text:c="4"/>var keys = {</text:p>
      <text:p text:style-name="Code"><text:s text:c="8"/>27: 'ESCAPE', </text:p>
      <text:p text:style-name="Code_20_New"><text:s text:c="8"/>38: 'UP', </text:p>
      <text:p text:style-name="Code_20_New"><text:s text:c="8"/>40: 'DOWN', </text:p>
      <text:p text:style-name="Code_20_New"><text:soft-page-break/><text:s text:c="8"/>37: 'LEFT', </text:p>
      <text:p text:style-name="Code_20_New"><text:s text:c="8"/>39: 'RIGHT', </text:p>
      <text:p text:style-name="Code_20_Remove"><text:s text:c="8"/>32: 'SPACE'</text:p>
      <text:p text:style-name="Code"><text:s text:c="4"/>};</text:p>
      <text:p text:style-name="Standard"/>
      <text:p text:style-name="Code"><text:s text:c="4"/>var variables = {</text:p>
      <text:p text:style-name="Code_20_New"><text:s text:c="8"/>variables.copter_x_vel = <text:s/>0;</text:p>
      <text:p text:style-name="Code_20_New"><text:s text:c="8"/>variables.copter_y_vel = <text:s/>0;</text:p>
      <text:p text:style-name="Standard"/>
      <text:p text:style-name="Code"><text:s text:c="8"/>if (keys_pressed.ESCAPE) {pause(); reset();}</text:p>
      <text:p text:style-name="Code_20_Remove"><text:s text:c="8"/>if (keys_pressed.SPACE) {variables.copter_y_pos+=-2;}</text:p>
      <text:p text:style-name="Code_20_Remove"><text:s text:c="8"/>else <text:s text:c="19"/>{variables.copter_y_pos+= 1;}</text:p>
      <text:p text:style-name="Code_20_New"><text:s text:c="8"/>if (keys_pressed.UP <text:s text:c="3"/>) {variables.copter_y_vel += -0.1;}</text:p>
      <text:p text:style-name="Code_20_New"><text:s text:c="8"/>if (keys_pressed.DOWN <text:s/>) {variables.copter_y_vel += <text:s/>0.1;}</text:p>
      <text:p text:style-name="Code_20_New"><text:s text:c="8"/>if (keys_pressed.LEFT <text:s/>) {variables.copter_x_vel += -0.1;}</text:p>
      <text:p text:style-name="Code_20_New"><text:s text:c="8"/>if (keys_pressed.RIGHT ) {variables.copter_x_vel += <text:s/>0.1;}</text:p>
      <text:p text:style-name="Code_20_New"><text:s text:c="8"/>variables.copter_x_vel <text:s/>= variables.copter_x_vel * 0.99;</text:p>
      <text:p text:style-name="Code_20_New"><text:s text:c="8"/>variables.copter_y_vel <text:s/>= variables.copter_y_vel * 0.99;</text:p>
      <text:p text:style-name="Code_20_New"><text:s text:c="8"/>variables.copter_y_vel += 0.025;</text:p>
      <text:p text:style-name="Code_20_New"><text:s text:c="8"/>variables.copter_x_pos += variables.copter_x_vel;</text:p>
      <text:p text:style-name="Code_20_New"><text:s text:c="8"/>variables.copter_y_pos += variables.copter_y_vel;</text:p>
      <text:h text:style-name="Heading_20_3" text:outline-level="3">Parallax</text:h>
      <text:p text:style-name="Code"><text:s text:c="4"/>function load_level(level_number) {</text:p>
      <text:p text:style-name="Code_20_Remove"><text:s text:c="8"/>variables.background_image = new Image();</text:p>
      <text:p text:style-name="Code_20_Remove"><text:s text:c="8"/>variables.background_image.src = "images/CopterLevel"+level_number+".gif";</text:p>
      <text:p text:style-name="Code_20_New"><text:s text:c="8"/>variables.background_images = new Array();</text:p>
      <text:p text:style-name="Code_20_New"><text:s text:c="8"/>function load_background_image(filename) {</text:p>
      <text:p text:style-name="Code_20_New"><text:s text:c="12"/>var background_image = new Image();</text:p>
      <text:p text:style-name="Code_20_New"><text:s text:c="12"/>background_image.src = filename;</text:p>
      <text:p text:style-name="Code_20_New"><text:s text:c="12"/>background_image.onload = function() { </text:p>
      <text:p text:style-name="Code_20_New"><text:s text:c="16"/>variables.background_images.push(this);</text:p>
      <text:p text:style-name="Code_20_New"><text:s text:c="12"/>}</text:p>
      <text:p text:style-name="Code_20_New"><text:s text:c="8"/>}</text:p>
      <text:p text:style-name="Code_20_New"><text:s text:c="8"/>for (layer=5 ; layer&gt;0 ; layer--) {</text:p>
      <text:p text:style-name="Code_20_New"><text:s text:c="12"/>load_background_image(</text:p>
      <text:p text:style-name="Code_20_New"><text:s text:c="16"/>"images/CopterLevel"+level_number+"_layer"+layer+".gif"</text:p>
      <text:p text:style-name="Code_20_New"><text:s text:c="12"/>);</text:p>
      <text:p text:style-name="Code_20_New"><text:s text:c="8"/>}</text:p>
      <text:p text:style-name="Code_20_New"><text:s text:c="8"/>load_background_image("images/CopterLevel"+level_number+".gif");</text:p>
      <text:p text:style-name="Code"><text:s text:c="4"/>}</text:p>
      <text:p text:style-name="Standard"/>
      <text:p text:style-name="Code"><text:s text:c="8"/>variables.view_x_pos += 1</text:p>
      <text:p text:style-name="Code"/>
      <text:p text:style-name="Code_20_Remove"><text:s text:c="8"/>context.drawImage(variables.background_image, -variables.view_x_pos, 0);</text:p>
      <text:p text:style-name="Code_20_New"><text:s text:c="8"/>for (var i=0 ; i&lt;variables.background_images.length ; i++) {</text:p>
      <text:p text:style-name="Code_20_New"><text:s text:c="12"/>var offset_x = Math.round(</text:p>
      <text:p text:style-name="Code_20_New"><text:s text:c="16"/>variables.view_x_pos / </text:p>
      <text:p text:style-name="Code_20_New"><text:s text:c="16"/>Math.pow(2,variables.background_images.length-1-i)</text:p>
      <text:p text:style-name="Code_20_New"><text:s text:c="12"/>);</text:p>
      <text:p text:style-name="Code_20_New"><text:s text:c="12"/>context.drawImage(variables.background_images[i], -offset_x, 0);</text:p>
      <text:p text:style-name="Code_20_New"><text:s text:c="8"/>}</text:p>
      <text:p text:style-name="Standard"/>
      <text:p text:style-name="Code"><text:s text:c="8"/>colisions_context.drawImage(</text:p>
      <text:p text:style-name="Code_20_Remove"><text:s text:c="12"/>variables.background_image,</text:p>
      <text:p text:style-name="Code_20_New"><text:s text:c="12"/>variables.background_images[variables.background_images.length-1],</text:p>
      <text:p text:style-name="Code"><text:s text:c="12"/>-variables.view_x_pos, </text:p>
      <text:p text:style-name="Code"><text:s text:c="12"/>0</text:p>
      <text:p text:style-name="Code"><text:s text:c="8"/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Menlo" svg:font-family="Menlo, Monaco, 'Courier New', monospace"/>
    <style:font-face style:name="OpenSymbol" svg:font-family="Open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text-align="center" style:justify-single-word="false" fo:padding-left="0cm" fo:padding-right="0cm" fo:padding-top="0cm" fo:padding-bottom="0.035cm" fo:border-left="none" fo:border-right="none" fo:border-top="none" fo:border-bottom="0.088cm solid #000080" fo:keep-with-next="always"/>
      <style:text-properties style:font-name="Arial" fo:font-size="18pt" fo:font-weight="bold" style:font-size-asian="18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size-complex="14pt" style:font-weight-complex="bold"/>
    </style:style>
    <style:style style:name="Code" style:family="paragraph" style:parent-style-name="Standard">
      <style:paragraph-properties fo:padding-left="0.141cm" fo:padding-right="0.141cm" fo:padding-top="0.035cm" fo:padding-bottom="0.035cm" fo:border="0.018cm solid #000000"/>
      <style:text-properties style:font-name="Courier New" fo:font-size="10pt" style:font-size-asian="10pt"/>
    </style:style>
    <style:style style:name="Code_20_New" style:display-name="Code New" style:family="paragraph" style:parent-style-name="Code">
      <style:text-properties fo:font-style="italic" fo:font-weight="bold" style:font-style-asian="italic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_20_Remove" style:display-name="Code Remove" style:family="paragraph" style:parent-style-name="Code_20_New">
      <style:text-properties style:text-line-through-style="solid" fo:font-style="normal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urier New" fo:language="en" fo:country="GB" style:font-size-complex="12pt" style:language-complex="ar" style:country-complex="SA"/>
    </style:style>
    <style:style style:name="Code_20_New_20_Char" style:display-name="Code New Char" style:family="text" style:parent-style-name="Code_20_Char">
      <style:text-properties fo:font-style="italic" fo:font-weight="bold" style:font-style-asian="italic" style:font-weight-asian="bold" style:font-weight-complex="bold"/>
    </style:style>
    <style:style style:name="Code_20_Remove" style:display-name="Code Remove" style:family="text">
      <style:text-properties style:text-line-through-style="solid" style:font-name="Courier New" fo:font-size="10pt" fo:font-style="normal" fo:font-weight="normal" style:font-size-asian="10pt" style:font-style-asian="italic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52cm" style:type="center"/>
          <style:tab-stop style:position="18.91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date style:data-style-name="N76" text:date-value="2017-05-01T20:20:48.99">1 May 2017</text:date><text:tab/>Page <text:page-number text:select-page="current">4</text:page-number> or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an Callaghan</meta:initial-creator>
    <meta:creation-date>2012-10-08T23:11:17</meta:creation-date>
    <dc:date>2017-05-01T20:20:49</dc:date>
    <dc:creator>Allan Callaghan</dc:creator>
    <meta:editing-duration>P1DT4H25M22S</meta:editing-duration>
    <meta:editing-cycles>53</meta:editing-cycles>
    <meta:generator>OpenOffice/4.1.3$Unix OpenOffice.org_project/413m1$Build-9783</meta:generator>
    <meta:printed-by>Allan Callaghan</meta:printed-by>
    <meta:print-date>2017-03-20T13:41:10</meta:print-date>
    <meta:document-statistic meta:table-count="0" meta:image-count="0" meta:object-count="0" meta:page-count="4" meta:paragraph-count="194" meta:word-count="521" meta:character-count="7448"/>
  </office:meta>
</office:document-meta>
</file>